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Arial1" fo:letter-spacing="normal" fo:font-style="normal" fo:font-weight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Arial1" fo:letter-spacing="normal" fo:font-style="normal" fo:font-weight="normal"/>
    </style:style>
    <style:style style:name="P7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55cc" style:font-name="Arial1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39517890" text:style-name="Outline">
        <text:list-item>
          <text:h text:style-name="P7" text:outline-level="1">Telefono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7-2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>Como saber el nùmero de teléfono?</text:p>
      <text:p text:style-name="Header"><text:a xlink:type="simple" xlink:href="https://stackoverflow.com/questions/51150864/how-to-get-mobile-phone-number-using-flutter-framework" text:style-name="Internet_20_link" text:visited-style-name="Visited_20_Internet_20_Link"/></text:p>
      <text:p text:style-name="P5">Phone number:</text:p>
      <text:p text:style-name="P4"><text:a xlink:type="simple" xlink:href="https://stackoverflow.com/questions/51150864/how-to-get-mobile-phone-number-using-flutter-framework" office:target-frame-name="_blank" xlink:show="new" text:style-name="Internet_20_link" text:visited-style-name="Visited_20_Internet_20_Link"><text:span text:style-name="T3">https://stackoverflow.com/questions/51150864/how-to-get-mobile-phone-number-using-flutter-framework</text:span></text:a></text:p>
      <text:p text:style-name="P6"/>
      <text:p text:style-name="P5">WiFi:</text:p>
      <text:p text:style-name="P4"><text:a xlink:type="simple" xlink:href="https://pub.dartlang.org/packages/wifi" office:target-frame-name="_blank" xlink:show="new" text:style-name="Internet_20_link" text:visited-style-name="Visited_20_Internet_20_Link"><text:span text:style-name="T3">https://pub.dartlang.org/packages/wifi</text:span></text:a></text:p>
      <text:p text:style-name="P6"/>
      <text:p text:style-name="P5">Location:</text:p>
      <text:p text:style-name="P4"><text:a xlink:type="simple" xlink:href="https://pub.dartlang.org/packages/location" office:target-frame-name="_blank" xlink:show="new" text:style-name="Internet_20_link" text:visited-style-name="Visited_20_Internet_20_Link"><text:span text:style-name="T3">https://pub.dartlang.org/packages/location</text:span></text:a></text:p>
      <text:p text:style-name="P3"><text:line-break/></text:p>
      <text:p text:style-name="Standard"/>
      <text:p text:style-name="Standard"><text:a xlink:type="simple" xlink:href="https://www.iflutter.in/flutter-phone-number-validation/" text:style-name="Internet_20_link" text:visited-style-name="Visited_20_Internet_20_Link">https://www.iflutter.in/flutter-phone-number-validation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9-02-27T11:22:46</meta:creation-date>
    <meta:editing-duration>PT2H25M52S</meta:editing-duration>
    <meta:generator>LibreOffice/6.2.4.2$MacOSX_X86_64 LibreOffice_project/2412653d852ce75f65fbfa83fb7e7b669a126d64</meta:generator>
    <meta:initial-creator>Máximo Meza</meta:initial-creator>
    <dc:date>2019-08-12T22:04:27.881304823</dc:date>
    <meta:document-statistic meta:table-count="0" meta:image-count="0" meta:object-count="0" meta:page-count="2" meta:paragraph-count="18" meta:word-count="30" meta:character-count="423" meta:non-whitespace-character-count="4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